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6f5" officeooo:paragraph-rsid="001d86f5"/>
    </style:style>
    <style:style style:name="P2" style:family="paragraph" style:parent-style-name="Standard">
      <style:text-properties officeooo:rsid="0028715c" officeooo:paragraph-rsid="001d86f5"/>
    </style:style>
    <style:style style:name="P3" style:family="paragraph" style:parent-style-name="Standard">
      <style:text-properties officeooo:rsid="00200cd9" officeooo:paragraph-rsid="00200cd9"/>
    </style:style>
    <style:style style:name="P4" style:family="paragraph" style:parent-style-name="Standard">
      <style:text-properties officeooo:rsid="00200cd9" officeooo:paragraph-rsid="002a97d0"/>
    </style:style>
    <style:style style:name="P5" style:family="paragraph" style:parent-style-name="Standard">
      <style:text-properties officeooo:rsid="0021d8c6" officeooo:paragraph-rsid="0021d8c6"/>
    </style:style>
    <style:style style:name="P6" style:family="paragraph" style:parent-style-name="Standard">
      <style:text-properties officeooo:rsid="0021d8c6" officeooo:paragraph-rsid="0033f212"/>
    </style:style>
    <style:style style:name="P7" style:family="paragraph" style:parent-style-name="Standard">
      <style:text-properties officeooo:rsid="0021d8c6" officeooo:paragraph-rsid="0036d49b"/>
    </style:style>
    <style:style style:name="P8" style:family="paragraph" style:parent-style-name="Standard">
      <style:text-properties officeooo:rsid="0021d8c6" officeooo:paragraph-rsid="002a97d0"/>
    </style:style>
    <style:style style:name="P9" style:family="paragraph" style:parent-style-name="Standard">
      <style:text-properties officeooo:rsid="0021d8c6" officeooo:paragraph-rsid="0033e7e7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6f5" officeooo:paragraph-rsid="001d86f5" style:font-weight-asian="bold" style:font-weight-complex="bold"/>
    </style:style>
    <style:style style:name="P11" style:family="paragraph" style:parent-style-name="Standard">
      <style:text-properties officeooo:rsid="00254a7a" officeooo:paragraph-rsid="00254a7a"/>
    </style:style>
    <style:style style:name="P12" style:family="paragraph" style:parent-style-name="Standard">
      <style:text-properties officeooo:rsid="00254a7a" officeooo:paragraph-rsid="00263a8e"/>
    </style:style>
    <style:style style:name="P13" style:family="paragraph" style:parent-style-name="Standard">
      <style:text-properties officeooo:rsid="0028b2a2" officeooo:paragraph-rsid="0028b2a2"/>
    </style:style>
    <style:style style:name="P14" style:family="paragraph" style:parent-style-name="Standard">
      <style:text-properties officeooo:rsid="0029ebaf" officeooo:paragraph-rsid="0029ebaf"/>
    </style:style>
    <style:style style:name="P15" style:family="paragraph" style:parent-style-name="Standard">
      <style:text-properties officeooo:rsid="002b50bf" officeooo:paragraph-rsid="002b50bf"/>
    </style:style>
    <style:style style:name="P16" style:family="paragraph" style:parent-style-name="Standard">
      <style:text-properties officeooo:rsid="002d1f65" officeooo:paragraph-rsid="002d1f65"/>
    </style:style>
    <style:style style:name="P17" style:family="paragraph" style:parent-style-name="Standard">
      <style:text-properties officeooo:rsid="002deac4" officeooo:paragraph-rsid="002deac4"/>
    </style:style>
    <style:style style:name="P18" style:family="paragraph" style:parent-style-name="Standard">
      <style:text-properties officeooo:rsid="0033e7e7" officeooo:paragraph-rsid="0033e7e7"/>
    </style:style>
    <style:style style:name="P19" style:family="paragraph" style:parent-style-name="Standard">
      <style:text-properties officeooo:rsid="0036d49b" officeooo:paragraph-rsid="0036d49b"/>
    </style:style>
    <style:style style:name="P20" style:family="paragraph" style:parent-style-name="Standard">
      <style:text-properties officeooo:rsid="003a24e4" officeooo:paragraph-rsid="003a24e4"/>
    </style:style>
    <style:style style:name="T1" style:family="text">
      <style:text-properties officeooo:rsid="001d86f5"/>
    </style:style>
    <style:style style:name="T2" style:family="text">
      <style:text-properties officeooo:rsid="00200cd9"/>
    </style:style>
    <style:style style:name="T3" style:family="text">
      <style:text-properties officeooo:rsid="0021d8c6"/>
    </style:style>
    <style:style style:name="T4" style:family="text">
      <style:text-properties officeooo:rsid="00227392"/>
    </style:style>
    <style:style style:name="T5" style:family="text">
      <style:text-properties officeooo:rsid="00246850"/>
    </style:style>
    <style:style style:name="T6" style:family="text">
      <style:text-properties officeooo:rsid="00254a7a"/>
    </style:style>
    <style:style style:name="T7" style:family="text">
      <style:text-properties officeooo:rsid="00263a8e"/>
    </style:style>
    <style:style style:name="T8" style:family="text">
      <style:text-properties officeooo:rsid="00270c56"/>
    </style:style>
    <style:style style:name="T9" style:family="text">
      <style:text-properties officeooo:rsid="0029ebaf"/>
    </style:style>
    <style:style style:name="T10" style:family="text">
      <style:text-properties officeooo:rsid="002b50bf"/>
    </style:style>
    <style:style style:name="T11" style:family="text">
      <style:text-properties officeooo:rsid="002c4782"/>
    </style:style>
    <style:style style:name="T12" style:family="text">
      <style:text-properties officeooo:rsid="002deac4"/>
    </style:style>
    <style:style style:name="T13" style:family="text">
      <style:text-properties officeooo:rsid="003211d6"/>
    </style:style>
    <style:style style:name="T14" style:family="text">
      <style:text-properties officeooo:rsid="0033e7e7"/>
    </style:style>
    <style:style style:name="T15" style:family="text">
      <style:text-properties officeooo:rsid="0033f212"/>
    </style:style>
    <style:style style:name="T16" style:family="text">
      <style:text-properties officeooo:rsid="0038fa3d"/>
    </style:style>
    <style:style style:name="T17" style:family="text">
      <style:text-properties officeooo:rsid="003df92a"/>
    </style:style>
    <style:style style:name="T18" style:family="text">
      <style:text-properties officeooo:rsid="003f71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chine learning : Déploiement d’un mod<text:span text:style-name="T16">è</text:span>l<text:span text:style-name="T16">e</text:span> <text:span text:style-name="T11">de</text:span> <text:span text:style-name="T11">ML </text:span>via une API RESTfull</text:p>
      <text:p text:style-name="P1"/>
      <text:p text:style-name="P1"/>
      <text:p text:style-name="P1">- <text:span text:style-name="T5">U</text:span>tilisation de <text:span text:style-name="T16">modèle</text:span> de ML</text:p>
      <text:p text:style-name="P1">- NLP</text:p>
      <text:p text:style-name="P1">- API (via librairie python FLASK)</text:p>
      <text:p text:style-name="P1">- <text:span text:style-name="T4">HTML</text:span></text:p>
      <text:p text:style-name="P1"/>
      <text:p text:style-name="P1"/>
      <text:p text:style-name="P2">Objectif<text:span text:style-name="T18">s</text:span> :</text:p>
      <text:p text:style-name="P2"/>
      <text:p text:style-name="P1"><text:span text:style-name="T13">1) </text:span>Rendre disponible via une API <text:span text:style-name="T6">(localhost, pour l’instant)</text:span>, un modèle de prédiction de sentiment (négatif/positif) sur un texte.</text:p>
      <text:p text:style-name="P11">En d’autres termes, votre livrable devra me permettre simplement (readme) de requeter votre API pour obtenir la prédiction de sentiment (0/1) d’un texte envoyé en paramètre de la requête.</text:p>
      <text:p text:style-name="P17"><text:span text:style-name="T13">2) </text:span>Elle devra <text:span text:style-name="T13">également</text:span> <text:span text:style-name="T13">permettre à un utilisateur de lancer l’entraînement d’un modèle équivalent, de sauvegarder ses objets (vocabulaire et classifier) et retournera à l’utilisateur le score d’évaluation de ce modèle nouvellement entraîné.</text:span></text:p>
      <text:p text:style-name="P20">3) Enfin, vous modifierez la construction de cette API pour lui donner une interface utilisateur</text:p>
      <text:p text:style-name="P17"/>
      <text:p text:style-name="P11"><text:span text:style-name="T13">Nb : </text:span>Si ça ne marche pas, <text:span text:style-name="T13">pas de panique,</text:span> bien identifier le problème dans le « readme » vous permettra de sauver des « gros points » sur la note finale.</text:p>
      <text:p text:style-name="P11"/>
      <text:p text:style-name="P1"/>
      <text:p text:style-name="P1"><text:span text:style-name="T6">Proposition de m</text:span>éthode:</text:p>
      <text:p text:style-name="P1"/>
      <text:p text:style-name="P15">A) Pour vous :</text:p>
      <text:p text:style-name="P1"><text:tab/>Veille Flask</text:p>
      <text:p text:style-name="P5"><text:tab/><text:tab/>Description macro (interface web / script via API)</text:p>
      <text:p text:style-name="P5"><text:tab/><text:tab/>Organisation des répertoires (images, template HTML, ...)</text:p>
      <text:p text:style-name="P5"><text:tab/><text:tab/>Création/gestion des routes </text:p>
      <text:p text:style-name="P5"/>
      <text:p text:style-name="P15">B) Pour moi :</text:p>
      <text:p text:style-name="P15"/>
      <text:p text:style-name="P1"><text:span text:style-name="T10">1</text:span>) Manipulation d’un exemple Flask</text:p>
      <text:p text:style-name="P13">Vous trouverez dans ce répertoire un dossier compressé « <text:span text:style-name="T17">E</text:span>xemple_flask » un exemple d’architecture Flask (respecter la déclinaison des répertoires).</text:p>
      <text:p text:style-name="P13">Pour lancer cette API, il faut lancer la commande depuis un terminal en bash : python launch.py (plus simple) ou par une autre méthode (selon vos sensibilités).</text:p>
      <text:p text:style-name="P14">Cette commande lancera votre app/<text:span text:style-name="T14">APIweb</text:span>. Vous pourrez la requeter via les instructions du jupyter notebook (Requeter mon API.ipynb) présent à la racine de ce projet (exemple_flask) </text:p>
      <text:p text:style-name="P13">Nb : Vérifie<text:span text:style-name="T17">z</text:span> d’avoir bien installé toutes les librairies nécessaires (cf requirements.<text:span text:style-name="T12">txt</text:span>)</text:p>
      <text:p text:style-name="P1"/>
      <text:p text:style-name="P9">En utilisant le travail du projet analyse de sentiments :</text:p>
      <text:p text:style-name="P1"><text:span text:style-name="T10">2</text:span>) Modifi<text:span text:style-name="T9">ez</text:span> l’exemple et crée<text:span text:style-name="T2">r </text:span>une route <text:s/>« /prediction » qui renvoi<text:span text:style-name="T9">e</text:span> la <text:span text:style-name="T2">prédiction</text:span> associé<text:span text:style-name="T9">e</text:span> (json) au texte envoyé en paramètre d’une <text:span text:style-name="T2">requête</text:span> POST. <text:span text:style-name="T9">La réponse attendue est une interprétation du sentiment présent dans ce texte (0 / 1 , ou « Super tu apprécies »/ « Ok bad trip », ...)</text:span></text:p>
      <text:p text:style-name="P3">Nb : <text:span text:style-name="T11">Après</text:span> mise en place, <text:span text:style-name="T9">renseigner votre readme pour orienter un utilisateur vers un usage correct de votre API</text:span>. <text:span text:style-name="T9">Accompagner ces informations d’un exemple de requête (curl ou via requests python)</text:span></text:p>
      <text:p text:style-name="P1"/>
      <text:p text:style-name="P1"/>
      <text:p text:style-name="P1"/>
      <text:p text:style-name="P3"><text:soft-page-break/><text:span text:style-name="T10">3</text:span>) <text:span text:style-name="T14">Crée</text:span>r <text:span text:style-name="T1">une route <text:s/>« /</text:span>entrainement<text:span text:style-name="T1"> » qui </text:span>entraîne votre <text:span text:style-name="T12">modèle, sauve ses objets (vocabulaire et classifier) </text:span>et renvoi<text:span text:style-name="T14">e</text:span> l’accuracy de votre mod<text:span text:style-name="T12">èle</text:span> sur <text:span text:style-name="T11">l’échantillon</text:span> test/<text:span text:style-name="T14">validation</text:span>.</text:p>
      <text:p text:style-name="P4">Nb : <text:span text:style-name="T11">Après</text:span> mise en place, <text:span text:style-name="T9">renseigner votre readme pour orienter un utilisateur vers un usage correct de votre API</text:span>. <text:span text:style-name="T9">Accompagner ces informations d’un exemple de requête (curl ou via requests python)</text:span></text:p>
      <text:p text:style-name="P8"/>
      <text:p text:style-name="P3"><text:span text:style-name="T10">4</text:span>) <text:span text:style-name="T3">Créer une interface utilisateur simple, permettant de récupérer un texte laissé dans un formulaire HTML et de renvoyer une page présentant le résultat.</text:span></text:p>
      <text:p text:style-name="P5"><text:span text:style-name="T5">nb : </text:span>Utilisez render_template("<text:span text:style-name="T10">xxx</text:span>.html"), dans le return de la fonction <text:span text:style-name="T10">associée à la route appelée (requests),</text:span> <text:span text:style-name="T10">pour afficher la page identifiée en argument.</text:span></text:p>
      <text:p text:style-name="P5"/>
      <text:p text:style-name="P18">5) <text:span text:style-name="T3">Créer une interface utilisateur simple, <text:s/>permettant de </text:span>visualiser quelques metrics <text:span text:style-name="T15">(accuaracy d’évaluation, nombre de documents du corpus d’entraînement, ...)</text:span> associé<text:span text:style-name="T15">es</text:span> à la route /entrainement</text:p>
      <text:p text:style-name="P6"><text:span text:style-name="T5">nb : </text:span>Utilisez render_template("<text:span text:style-name="T10">xxx</text:span>.html"), dans le return de la fonction <text:span text:style-name="T10">associée à la route appelée (requests),</text:span> <text:span text:style-name="T10">pour afficher la page identifiée en argument.</text:span></text:p>
      <text:p text:style-name="P6"/>
      <text:p text:style-name="P7"/>
      <text:p text:style-name="P7"/>
      <text:p text:style-name="P7">Bonus :</text:p>
      <text:p text:style-name="P7"/>
      <text:p text:style-name="P19">Transformer cet API en véritable web service (100 % interface graphique) avec :</text:p>
      <text:p text:style-name="P19">- Une page d’accueil proposant aux users :</text:p>
      <text:p text:style-name="P19"><text:tab/>a) Entraîner un modèle, sauver ses objets et afficher des metrics d’entraînement</text:p>
      <text:p text:style-name="P19"><text:tab/>b) Remplir un texte libre et afficher la prédiction de sentiment sur celui ci</text:p>
      <text:p text:style-name="P19"/>
      <text:p text:style-name="P6"/>
      <text:p text:style-name="P6"/>
      <text:p text:style-name="P12"><text:span text:style-name="T8">ATTENTION :</text:span>Vous donnerez le lien vers votre git <text:span text:style-name="T7">projet ainsi que les noms du binôme qui composent l’équipe, </text:span>sur le fichier disponible dans le drive.</text:p>
      <text:p text:style-name="P12"/>
      <text:p text:style-name="P12"/>
      <text:p text:style-name="P16">J’arrive <text:span text:style-name="T12">autour de</text:span> 9h30, à tout de suit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2:36:59.567968744</meta:creation-date>
    <dc:date>2020-10-01T22:40:30.746236455</dc:date>
    <meta:editing-duration>PT1H45M21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609" meta:character-count="3839" meta:non-whitespace-character-count="3255"/>
  </office:meta>
</office:document-meta>
</file>